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2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/>
    </style:style>
    <style:style style:name="gr3" style:family="graphic" style:data-style-name="C10114">
      <style:graphic-properties fo:background-color="#dddddd" loext:decorative="false"/>
    </style:style>
    <style:style style:name="gr4" style:family="graphic">
      <style:graphic-properties fo:background-color="#dddddd" fo:border="solid" loext:decorative="false"/>
    </style:style>
    <style:style style:name="gr5" style:family="graphic" style:data-style-name="C0">
      <style:graphic-properties fo:background-color="#dddddd" loext:decorative="false"/>
    </style:style>
    <number:number-style style:name="C0" number:language="en" number:country="US">
      <number:number number:min-integer-digits="1"/>
    </number:number-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MainForm" form:command="Table1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lRollno" form:control-implementation="ooo:com.sun.star.form.component.FixedText" xml:id="control1" form:id="control1" form:label="Rollno" form:for="control2"/>
          <form:formatted-text form:name="fmtRollno" form:control-implementation="ooo:com.sun.star.form.component.FormattedField" xml:id="control2" form:id="control2" form:data-field="Rollno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"/>
            </form:properties>
          </form:formatted-text>
          <form:fixed-text form:name="lblStudename" form:control-implementation="ooo:com.sun.star.form.component.FixedText" xml:id="control3" form:id="control3" form:label="Studename" form:for="control4"/>
          <form:text form:name="txtStudename" form:control-implementation="ooo:com.sun.star.form.component.TextField" xml:id="control4" form:id="control4" form:data-field="Stude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Class" form:control-implementation="ooo:com.sun.star.form.component.FixedText" xml:id="control5" form:id="control5" form:label="Class" form:for="control6"/>
          <form:text form:name="txtClass" form:control-implementation="ooo:com.sun.star.form.component.TextField" xml:id="control6" form:id="control6" form:data-field="Clas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Div" form:control-implementation="ooo:com.sun.star.form.component.FixedText" xml:id="control7" form:id="control7" form:label="Div" form:for="control8"/>
          <form:text form:name="txtDiv" form:control-implementation="ooo:com.sun.star.form.component.TextField" xml:id="control8" form:id="control8" form:data-field="Div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City" form:control-implementation="ooo:com.sun.star.form.component.FixedText" xml:id="control9" form:id="control9" form:label="City" form:for="control10"/>
          <form:text form:name="txtCity" form:control-implementation="ooo:com.sun.star.form.component.TextField" xml:id="control10" form:id="control10" form:data-field="Cit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Dob" form:control-implementation="ooo:com.sun.star.form.component.FixedText" xml:id="control11" form:id="control11" form:label="Dob" form:for="control12"/>
          <form:date form:name="datDob" form:control-implementation="ooo:com.sun.star.form.component.DateField" xml:id="control12" form:id="control12" form:min-value="1800-01-01" form:data-field="Dob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ontrol draw:name="Shape1" draw:style-name="gr2" draw:text-style-name="P1" svg:width="0.676in" svg:height="0.1748in" svg:x="0.3937in" svg:y="0.4453in" draw:control="control1"/><draw:control draw:name="Shape2" draw:style-name="gr5" draw:text-style-name="P1" svg:width="0.4685in" svg:height="0.2776in" svg:x="1.1874in" svg:y="0.3937in" draw:control="control2"/></draw:g><draw:g text:anchor-type="paragraph" draw:z-index="1" draw:name="DrawObject2" draw:style-name="gr1"><draw:control draw:name="Shape3" draw:style-name="gr2" draw:text-style-name="P1" svg:width="0.676in" svg:height="0.1748in" svg:x="0.3937in" svg:y="0.8008in" draw:control="control3"/><draw:control draw:name="Shape4" draw:style-name="gr4" draw:text-style-name="P2" svg:width="2.6787in" svg:height="0.2776in" svg:x="1.1874in" svg:y="0.7492in" draw:control="control4"/></draw:g><draw:g text:anchor-type="paragraph" draw:z-index="2" draw:name="DrawObject3" draw:style-name="gr1"><draw:control draw:name="Shape5" draw:style-name="gr2" draw:text-style-name="P1" svg:width="0.676in" svg:height="0.1748in" svg:x="0.3937in" svg:y="1.1563in" draw:control="control5"/><draw:control draw:name="Shape6" draw:style-name="gr4" draw:text-style-name="P2" svg:width="2.6787in" svg:height="0.2776in" svg:x="1.1874in" svg:y="1.1047in" draw:control="control6"/></draw:g><draw:g text:anchor-type="paragraph" draw:z-index="3" draw:name="DrawObject4" draw:style-name="gr1"><draw:control draw:name="Shape7" draw:style-name="gr2" draw:text-style-name="P1" svg:width="0.676in" svg:height="0.1748in" svg:x="0.3937in" svg:y="1.511in" draw:control="control7"/><draw:control draw:name="Shape8" draw:style-name="gr4" draw:text-style-name="P2" svg:width="2.6787in" svg:height="0.2776in" svg:x="1.1874in" svg:y="1.4602in" draw:control="control8"/></draw:g><draw:g text:anchor-type="paragraph" draw:z-index="4" draw:name="DrawObject5" draw:style-name="gr1"><draw:control draw:name="Shape9" draw:style-name="gr2" draw:text-style-name="P1" svg:width="0.676in" svg:height="0.1748in" svg:x="0.3937in" svg:y="1.8669in" draw:control="control9"/><draw:control draw:name="Shape10" draw:style-name="gr4" draw:text-style-name="P2" svg:width="2.6787in" svg:height="0.2776in" svg:x="1.1874in" svg:y="1.8161in" draw:control="control10"/></draw:g><draw:g text:anchor-type="paragraph" draw:z-index="5" draw:name="DrawObject6" draw:style-name="gr1"><draw:control draw:name="Shape11" draw:style-name="gr2" draw:text-style-name="P1" svg:width="0.676in" svg:height="0.1748in" svg:x="0.3937in" svg:y="2.2224in" draw:control="control11"/><draw:control draw:name="Shape12" draw:style-name="gr3" draw:text-style-name="P1" svg:width="0.7343in" svg:height="0.2776in" svg:x="1.1874in" svg:y="2.1717in" draw:control="control12"/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cc9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7.6.3.2$Windows_X86_64 LibreOffice_project/29d686fea9f6705b262d369fede658f824154cc0</meta:generator>
  </office:meta>
</office:document-meta>
</file>